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3.50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Track position</text:p>
          </table:table-cell>
          <table:table-cell office:value-type="string">
            <text:p>Number of tracks</text:p>
          </table:table-cell>
          <table:table-cell>
            <draw:frame table:end-cell-address="Hoja1.J30" table:end-x="0.081cm" table:end-y="0.188cm" draw:z-index="0" draw:style-name="gr1" draw:text-style-name="P1" svg:width="15.793cm" svg:height="12.434cm" svg:x="0.095cm" svg:y="0.202cm">
              <draw:object draw:notify-on-update-of-ranges="Hoja1.A1:Hoja1.A1 Hoja1.A2:Hoja1.A12 Hoja1.B1:Hoja1.B1 Hoja1.B2:Hoja1.B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0.2">
            <text:p>0,2</text:p>
          </table:table-cell>
          <table:table-cell office:value-type="float" office:value="38">
            <text:p>38</text:p>
          </table:table-cell>
          <table:table-cell/>
        </table:table-row>
        <table:table-row table:style-name="ro2">
          <table:table-cell office:value-type="float" office:value="0.3">
            <text:p>0,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0.4">
            <text:p>0,4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float" office:value="0.5">
            <text:p>0,5</text:p>
          </table:table-cell>
          <table:table-cell office:value-type="float" office:value="33">
            <text:p>33</text:p>
          </table:table-cell>
          <table:table-cell/>
        </table:table-row>
        <table:table-row table:style-name="ro2">
          <table:table-cell office:value-type="float" office:value="0.6">
            <text:p>0,6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float" office:value="0.7">
            <text:p>0,7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float" office:value="0.8">
            <text:p>0,8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office:value-type="float" office:value="0.9">
            <text:p>0,9</text:p>
          </table:table-cell>
          <table:table-cell office:value-type="float" office:value="16">
            <text:p>1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27/07/2012</text:date>, <text:time>13:38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27T13:38:49</dc:date>
    <meta:generator>OpenOffice.org/3.4$Unix OpenOffice.org_project/340m1$Build-9590</meta:generator>
    <meta:editing-duration>PT13M26S</meta:editing-duration>
    <meta:editing-cycles>1</meta:editing-cycles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4cm" svg:height="12.435cm" xlink:href=".." xlink:type="simple" chart:class="chart:bar" chart:style-name="ch1">
        <chart:title svg:x="4.556cm" svg:y="0.384cm" chart:style-name="ch2">
          <text:p>Bass track number (normalized)</text:p>
        </chart:title>
        <chart:subtitle svg:x="6.886cm" svg:y="1.425cm" chart:style-name="ch3">
          <text:p>clasica.csv</text:p>
        </chart:subtitle>
        <chart:legend chart:legend-position="end" svg:x="12.358cm" svg:y="5.916cm" style:legend-expansion="high" chart:style-name="ch4"/>
        <chart:plot-area chart:style-name="ch5" table:cell-range-address="Hoja1.A1:Hoja1.B12" chart:data-source-has-labels="both" svg:x="0.765cm" svg:y="2.578cm" svg:width="10.963cm" svg:height="9.189cm">
          <chartooo:coordinate-region svg:x="1.604cm" svg:y="2.779cm" svg:width="10.124cm" svg:height="8.338cm"/>
          <chart:axis chart:dimension="x" chart:name="primary-x" chart:style-name="ch6" chartooo:axis-type="auto">
            <chartooo:date-scale/>
            <chart:categories table:cell-range-address="Hoja1.A2:Hoja1.A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2:Hoja1.B12" chart:label-cell-address="Hoja1.B1:Hoja1.B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tracks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2:Hoja1.A12</svg:desc>
                </draw:g>
              </table:table-cell>
              <table:table-cell office:value-type="float" office:value="0">
                <text:p>0</text:p>
                <draw:g>
                  <svg:desc>Hoja1.B2:Hoja1.B12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13">
                <text:p>1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Unix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